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-color="#dee6ef" draw:textarea-horizontal-align="justify" draw:textarea-vertical-align="middle" draw:auto-grow-height="false" fo:min-height="9.016cm" fo:min-width="9.428cm"/>
    </style:style>
    <style:style style:name="gr2" style:family="graphic" style:parent-style-name="standard">
      <style:graphic-properties draw:stroke="none" svg:stroke-color="#ffffff" draw:fill-color="#ffbf00" draw:textarea-horizontal-align="justify" draw:textarea-vertical-align="middle" draw:auto-grow-height="false" fo:min-height="1.101cm" fo:min-width="9.428cm"/>
      <style:paragraph-properties style:writing-mode="lr-tb"/>
    </style:style>
    <style:style style:name="gr3" style:family="graphic" style:parent-style-name="standard">
      <style:graphic-properties draw:stroke="none" svg:stroke-color="#ffffff" draw:fill-color="#ff8000" draw:textarea-horizontal-align="justify" draw:textarea-vertical-align="middle" draw:auto-grow-height="false" fo:min-height="1.101cm" fo:min-width="9.428cm"/>
      <style:paragraph-properties style:writing-mode="lr-tb"/>
    </style:style>
    <style:style style:name="gr4" style:family="graphic" style:parent-style-name="standard">
      <style:graphic-properties draw:stroke="none" svg:stroke-color="#ffffff" draw:fill-color="#00a933" draw:textarea-horizontal-align="justify" draw:textarea-vertical-align="middle" draw:auto-grow-height="false" fo:min-height="1.101cm" fo:min-width="5.41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842cm" fo:min-width="0.649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94cm" fo:min-width="5.132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solid" draw:textarea-vertical-align="middle"/>
    </style:style>
    <style:style style:name="gr8" style:family="graphic" style:parent-style-name="standard">
      <style:graphic-properties draw:fill-color="#e6e905" draw:textarea-horizontal-align="justify" draw:textarea-vertical-align="middle" draw:auto-grow-height="false" fo:min-height="1.198cm" fo:min-width="3.509cm"/>
      <style:paragraph-properties style:writing-mode="lr-tb"/>
    </style:style>
    <style:style style:name="gr9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0" style:family="graphic" style:parent-style-name="standard">
      <style:graphic-properties draw:stroke="none" dr3d:vertical-segments="16" dr3d:close-front="true" dr3d:close-back="tru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cm" fo:min-width="1.782cm"/>
      <style:paragraph-properties style:writing-mode="lr-tb"/>
    </style:style>
    <style:style style:name="gr12" style:family="graphic" style:parent-style-name="standard">
      <style:graphic-properties draw:fill-color="#ff4000" draw:textarea-horizontal-align="justify" draw:textarea-vertical-align="middle" draw:auto-grow-height="false" fo:min-height="1.198cm" fo:min-width="3.509cm"/>
      <style:paragraph-properties style:writing-mode="lr-tb"/>
    </style:style>
    <style:style style:name="gr13" style:family="graphic" style:parent-style-name="objectwithoutfill">
      <style:graphic-properties draw:marker-start="Arrow" draw:marker-end="Arrow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4.458cm"/>
      <style:paragraph-properties style:writing-mode="lr-tb"/>
    </style:style>
    <style:style style:name="gr15" style:family="graphic" style:parent-style-name="standard" style:list-style-name="L1">
      <style:graphic-properties draw:textarea-horizontal-align="justify" draw:textarea-vertical-align="middle" draw:auto-grow-height="false" fo:min-height="1.65cm" fo:min-width="9.2cm"/>
      <style:paragraph-properties style:writing-mode="lr-tb"/>
    </style:style>
    <style:style style:name="gr16" style:family="graphic" style:parent-style-name="standard" style:list-style-name="L1">
      <style:graphic-properties draw:textarea-horizontal-align="justify" draw:textarea-vertical-align="middle" draw:auto-grow-height="false" fo:min-height="1.65cm" fo:min-width="9.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2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gr19" style:family="graphic" style:parent-style-name="standard" style:list-style-name="L1">
      <style:graphic-properties draw:textarea-horizontal-align="justify" draw:textarea-vertical-align="middle" draw:auto-grow-height="false" fo:min-height="1.65cm" fo:min-width="9.2cm"/>
      <style:paragraph-properties style:writing-mode="lr-tb"/>
    </style:style>
    <style:style style:name="gr20" style:family="graphic" style:parent-style-name="standard" style:list-style-name="L1">
      <style:graphic-properties draw:textarea-horizontal-align="justify" draw:textarea-vertical-align="middle" draw:auto-grow-height="false" fo:min-height="1.65cm" fo:min-width="9.2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2.2cm" fo:min-width="0.05cm"/>
    </style:style>
    <style:style style:name="gr22" style:family="graphic" style:parent-style-name="standard" style:list-style-name="L1">
      <style:graphic-properties draw:textarea-horizontal-align="justify" draw:textarea-vertical-align="middle" draw:auto-grow-height="false" fo:min-height="1.65cm" fo:min-width="9.2cm"/>
      <style:paragraph-properties style:writing-mode="lr-tb"/>
    </style:style>
    <style:style style:name="gr23" style:family="graphic" style:parent-style-name="standard" style:list-style-name="L1">
      <style:graphic-properties draw:textarea-horizontal-align="justify" draw:textarea-vertical-align="middle" draw:auto-grow-height="false" fo:min-height="1.65cm" fo:min-width="9.2cm"/>
      <style:paragraph-properties style:writing-mode="lr-tb"/>
    </style:style>
    <style:style style:name="P1" style:family="paragraph">
      <loext:graphic-properties draw:fill-color="#dee6ef"/>
      <style:paragraph-properties fo:text-align="center"/>
    </style:style>
    <style:style style:name="P2" style:family="paragraph">
      <style:paragraph-properties fo:text-align="center"/>
      <style:text-properties fo:font-size="17.2999992370605pt"/>
    </style:style>
    <style:style style:name="P3" style:family="paragraph">
      <loext:graphic-properties draw:fill-color="#ffbf00"/>
      <style:paragraph-properties fo:text-align="center"/>
      <style:text-properties fo:font-size="17.2999992370605pt"/>
    </style:style>
    <style:style style:name="P4" style:family="paragraph">
      <loext:graphic-properties draw:fill-color="#ff8000"/>
      <style:paragraph-properties fo:text-align="center"/>
      <style:text-properties fo:font-size="17.2999992370605pt"/>
    </style:style>
    <style:style style:name="P5" style:family="paragraph">
      <loext:graphic-properties draw:fill-color="#00a933"/>
      <style:paragraph-properties fo:text-align="center"/>
      <style:text-properties fo:font-size="17.2999992370605pt"/>
    </style:style>
    <style:style style:name="P6" style:family="paragraph">
      <style:paragraph-properties fo:text-align="center"/>
      <style:text-properties fo:color="#ffffff" fo:font-size="10.6000003814697pt"/>
    </style:style>
    <style:style style:name="P7" style:family="paragraph">
      <style:paragraph-properties fo:text-align="center"/>
      <style:text-properties fo:color="#ffffff" fo:font-size="10.6000003814697pt" style:font-size-asian="11pt" style:font-size-complex="11pt"/>
    </style:style>
    <style:style style:name="P8" style:family="paragraph">
      <style:paragraph-properties fo:text-align="center"/>
      <style:text-properties fo:color="#ffffff" fo:font-size="17.2999992370605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-color="#e6e905"/>
      <style:paragraph-properties fo:text-align="center"/>
      <style:text-properties fo:font-size="17.2999992370605pt"/>
    </style:style>
    <style:style style:name="P11" style:family="paragraph">
      <style:text-properties fo:font-size="17.2999992370605pt"/>
    </style:style>
    <style:style style:name="P12" style:family="paragraph">
      <loext:graphic-properties draw:fill="none" draw:fill-color="#ffffff"/>
      <style:text-properties fo:font-size="17.2999992370605pt"/>
    </style:style>
    <style:style style:name="P13" style:family="paragraph">
      <loext:graphic-properties draw:fill-color="#ff4000"/>
      <style:paragraph-properties fo:text-align="center"/>
      <style:text-properties fo:color="#ffffff" fo:font-size="17.2999992370605pt"/>
    </style:style>
    <style:style style:name="P14" style:family="paragraph">
      <loext:graphic-properties draw:fill="none" draw:fill-color="#ffffff"/>
      <style:text-properties fo:font-size="12pt" style:font-size-asian="12pt" style:font-size-complex="12pt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color="#ffffff"/>
    </style:style>
    <style:style style:name="P16" style:family="paragraph">
      <loext:graphic-properties draw:fill="none" draw:fill-color="#ffffff"/>
    </style:style>
    <style:style style:name="P17" style:family="paragraph"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ffff" fo:font-size="13pt" style:font-size-asian="13pt" style:font-size-complex="13pt"/>
    </style:style>
    <style:style style:name="T6" style:family="text">
      <style:text-properties fo:color="#ffffff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928cm" svg:height="9.266cm" svg:x="2.09cm" svg:y="4.0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928cm" svg:height="1.351cm" svg:x="2.09cm" svg:y="11.927cm">
          <text:p text:style-name="P2"><text:span text:style-name="T1">Nomad Client</text:span></text:p>
          <text:p text:style-name="P2"><text:span text:style-name="T2">10.144.152.12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928cm" svg:height="1.351cm" svg:x="2.09cm" svg:y="10.576cm">
          <text:p text:style-name="P2"><text:span text:style-name="T1">Docker Network</text:span></text:p>
          <text:p text:style-name="P2"><text:span text:style-name="T2">docker0: 172.17.0.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928cm" svg:height="1.351cm" svg:x="2.09cm" svg:y="11.927cm">
          <text:p text:style-name="P2"><text:span text:style-name="T1">Nomad Client</text:span></text:p>
          <text:p text:style-name="P2"><text:span text:style-name="T2">eth0: 10.144.152.123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919cm" svg:height="1.351cm" svg:x="3.904cm" svg:y="8.646cm">
          <text:p text:style-name="P2"><text:span text:style-name="T1">Service1 Container</text:span></text:p>
          <text:p text:style-name="P2"><text:span text:style-name="T2">172.17.0.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9.928cm" svg:height="9.266cm" svg:x="14.978cm" svg:y="4.11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928cm" svg:height="1.351cm" svg:x="14.978cm" svg:y="12.024cm">
          <text:p text:style-name="P2"><text:span text:style-name="T1">Nomad Client</text:span></text:p>
          <text:p text:style-name="P2"><text:span text:style-name="T2">10.144.152.123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9.928cm" svg:height="1.351cm" svg:x="14.978cm" svg:y="10.673cm">
          <text:p text:style-name="P2"><text:span text:style-name="T1">Docker Network</text:span></text:p>
          <text:p text:style-name="P2"><text:span text:style-name="T2">docker0: 172.17.0.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928cm" svg:height="1.351cm" svg:x="14.978cm" svg:y="12.024cm">
          <text:p text:style-name="P2"><text:span text:style-name="T1">Nomad Client</text:span></text:p>
          <text:p text:style-name="P2"><text:span text:style-name="T2">eth0: 10.144.152.124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919cm" svg:height="1.351cm" svg:x="16.792cm" svg:y="8.742cm">
          <text:p text:style-name="P2"><text:span text:style-name="T1">Service2 Container</text:span></text:p>
          <text:p text:style-name="P2"><text:span text:style-name="T2">172.17.0.3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7" draw:id="id7" draw:layer="layout" svg:width="1.623cm" svg:height="1.544cm" svg:x="2.282cm" svg:y="4.111cm">
          <text:p text:style-name="P6"><text:span text:style-name="T3">Cons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1" draw:id="id1" draw:layer="layout" svg:width="5.632cm" svg:height="1.544cm" svg:x="4.191cm" svg:y="14.533cm">
          <text:p text:style-name="P8">tcpdump</text:p>
          <draw:enhanced-geometry svg:viewBox="0 0 21600 21600" draw:type="rectangle" draw:enhanced-path="M 0 0 L 21600 0 21600 21600 0 21600 0 0 Z N"/>
        </draw:custom-shape>
        <draw:custom-shape draw:style-name="gr6" draw:text-style-name="P8" xml:id="id3" draw:id="id3" draw:layer="layout" svg:width="5.632cm" svg:height="1.544cm" svg:x="17.365cm" svg:y="14.437cm">
          <text:p text:style-name="P8">tcpdump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6.959cm" svg:y1="13.279cm" svg:x2="6.959cm" svg:y2="14.437cm">
          <text:p/>
        </draw:line>
        <draw:line draw:style-name="gr7" draw:text-style-name="P9" draw:layer="layout" svg:x1="20.228cm" svg:y1="13.375cm" svg:x2="20.228cm" svg:y2="14.437cm">
          <text:p/>
        </draw:line>
        <draw:custom-shape draw:style-name="gr8" draw:text-style-name="P10" xml:id="id2" draw:id="id2" draw:layer="layout" svg:width="4.009cm" svg:height="1.448cm" svg:x="7.15cm" svg:y="4.882cm">
          <text:p text:style-name="P2">collector</text:p>
          <draw:enhanced-geometry svg:viewBox="0 0 21600 21600" draw:type="rectangle" draw:enhanced-path="M 0 0 L 21600 0 21600 21600 0 21600 0 0 Z N"/>
        </draw:custom-shape>
        <draw:custom-shape draw:style-name="gr8" draw:text-style-name="P10" xml:id="id4" draw:id="id4" draw:layer="layout" svg:width="4.009cm" svg:height="1.448cm" svg:x="20.037cm" svg:y="4.978cm">
          <text:p text:style-name="P2">collector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line-skew="1.099cm" svg:x1="9.823cm" svg:y1="15.305cm" svg:x2="11.159cm" svg:y2="5.606cm" draw:start-shape="id1" draw:start-glue-point="1" draw:end-shape="id2" draw:end-glue-point="1" svg:d="M9823 15305h2935v-9699h-1599" svg:viewBox="0 0 2936 9700">
          <text:p/>
        </draw:connector>
        <draw:connector draw:style-name="gr7" draw:text-style-name="P9" draw:layer="layout" draw:line-skew="0.999cm" svg:x1="22.997cm" svg:y1="15.209cm" svg:x2="24.046cm" svg:y2="5.702cm" draw:start-shape="id3" draw:start-glue-point="1" draw:end-shape="id4" draw:end-glue-point="1" svg:d="M22997 15209h2548v-9507h-1499" svg:viewBox="0 0 2549 9508">
          <text:p/>
        </draw:connector>
        <dr3d:scene draw:style-name="gr9" xml:id="id5" draw:id="id5" svg:width="1.337cm" svg:height="1.351cm" svg:x="12.973cm" svg:y="2.08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0" draw:layer="layout" svg:viewBox="0 -5000 2500 10000" svg:d="M0-5000h250 250 500 500 500 250 250v10000h-250-250-500-500-500-250-250z"/>
        </dr3d:scene>
        <draw:frame draw:style-name="gr11" draw:text-style-name="P12" draw:layer="layout" svg:width="1.722cm" svg:height="0.84cm" svg:x="12.89cm" svg:y="3.53cm">
          <draw:text-box>
            <text:p text:style-name="P11"><text:span text:style-name="T4">R</text:span><text:span text:style-name="T4">ed</text:span><text:span text:style-name="T4">is</text:span></text:p>
          </draw:text-box>
        </draw:frame>
        <draw:connector draw:style-name="gr7" draw:text-style-name="P9" draw:layer="layout" svg:x1="22.041cm" svg:y1="4.978cm" svg:x2="14.31cm" svg:y2="2.758cm" draw:start-shape="id4" draw:start-glue-point="0" draw:end-shape="id5" draw:end-glue-point="1" svg:d="M22041 4978v-2220h-7731" svg:viewBox="0 0 7732 2221">
          <text:p/>
        </draw:connector>
        <draw:connector draw:style-name="gr7" draw:text-style-name="P9" draw:layer="layout" svg:x1="9.154cm" svg:y1="4.882cm" svg:x2="12.973cm" svg:y2="2.758cm" draw:start-shape="id2" draw:start-glue-point="0" draw:end-shape="id5" draw:end-glue-point="3" svg:d="M9154 4882v-2124h3819" svg:viewBox="0 0 3820 2125">
          <text:p/>
        </draw:connector>
        <draw:custom-shape draw:style-name="gr5" draw:text-style-name="P7" draw:layer="layout" svg:width="1.623cm" svg:height="1.544cm" svg:x="15.264cm" svg:y="4.206cm">
          <text:p text:style-name="P6"><text:span text:style-name="T3">Consu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3" xml:id="id6" draw:id="id6" draw:layer="layout" svg:width="4.009cm" svg:height="1.448cm" svg:x="2.949cm" svg:y="1.986cm">
          <text:p text:style-name="P8">Consolidator</text:p>
          <draw:enhanced-geometry svg:viewBox="0 0 21600 21600" draw:type="rectangle" draw:enhanced-path="M 0 0 L 21600 0 21600 21600 0 21600 0 0 Z N"/>
        </draw:custom-shape>
        <draw:connector draw:style-name="gr13" draw:text-style-name="P9" draw:layer="layout" draw:line-skew="-0.199cm" svg:x1="13.641cm" svg:y1="2.083cm" svg:x2="4.953cm" svg:y2="1.986cm" draw:start-shape="id5" draw:start-glue-point="0" draw:end-shape="id6" draw:end-glue-point="0" svg:d="M13641 2083v-797h-8688v700" svg:viewBox="0 0 8689 798">
          <text:p/>
        </draw:connector>
        <draw:frame draw:style-name="gr14" draw:text-style-name="P14" draw:layer="layout" svg:width="5.925cm" svg:height="1.1cm" svg:x="7.765cm" svg:y="1.27cm">
          <draw:text-box>
            <text:p text:style-name="P11"><text:span text:style-name="T4">Bu</text:span><text:span text:style-name="T4">ild </text:span><text:span text:style-name="T4">To</text:span><text:span text:style-name="T4">po</text:span><text:span text:style-name="T4">lo</text:span><text:span text:style-name="T4">gy</text:span></text:p>
          </draw:text-box>
        </draw:frame>
        <draw:connector draw:style-name="gr7" draw:text-style-name="P9" draw:layer="layout" svg:x1="3.905cm" svg:y1="4.883cm" svg:x2="4.953cm" svg:y2="3.434cm" draw:start-shape="id7" draw:end-shape="id6" draw:end-glue-point="2" svg:d="M3905 4883h1048v-1449" svg:viewBox="0 0 1049 1450">
          <text:p/>
        </draw:connector>
      </draw:page>
      <draw:page draw:name="page2" draw:style-name="dp1" draw:master-page-name="Default">
        <draw:custom-shape draw:style-name="gr15" draw:text-style-name="P15" draw:layer="layout" svg:width="9.7cm" svg:height="1.9cm" svg:x="14.89cm" svg:y="2.41cm">
          <text:p text:style-name="P15"><text:span text:style-name="T2">10.14</text:span><text:span text:style-name="T2">4.152</text:span><text:span text:style-name="T2">.123:</text:span><text:span text:style-name="T2">3245</text:span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6" draw:text-style-name="P15" draw:layer="layout" svg:width="9.7cm" svg:height="1.9cm" svg:x="3.09cm" svg:y="2.41cm">
          <text:p text:style-name="P15"><text:span text:style-name="T5">172.1</text:span><text:span text:style-name="T5">7.0.2:</text:span><text:span text:style-name="T5">23456</text:span></text:p>
          <draw:enhanced-geometry svg:viewBox="0 0 21600 21600" draw:type="rectangle" draw:enhanced-path="M 0 0 L 21600 0 21600 21600 0 21600 0 0 Z N"/>
        </draw:custom-shape>
        <draw:frame draw:style-name="gr17" draw:text-style-name="P16" draw:layer="layout" svg:width="2.263cm" svg:height="1.162cm" svg:x="18.49cm" svg:y="1.448cm">
          <draw:text-box>
            <text:p>Target</text:p>
          </draw:text-box>
        </draw:frame>
        <draw:frame draw:style-name="gr18" draw:text-style-name="P16" draw:layer="layout" svg:width="4.099cm" svg:height="0.962cm" svg:x="6.89cm" svg:y="1.448cm">
          <draw:text-box>
            <text:p>Source</text:p>
          </draw:text-box>
        </draw:frame>
        <draw:custom-shape draw:style-name="gr19" draw:text-style-name="P15" draw:layer="layout" svg:width="9.7cm" svg:height="1.9cm" svg:x="3.09cm" svg:y="7.21cm">
          <text:p text:style-name="P15"><text:span text:style-name="T6">10.144.152.123</text:span><text:span text:style-name="T5">:N</text:span><text:span text:style-name="T5">OMAD_TASK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9.7cm" svg:height="1.9cm" svg:x="14.79cm" svg:y="7.21cm">
          <text:p text:style-name="P15"><text:span text:style-name="T1">10.144.152.124</text:span><text:span text:style-name="T2">:32456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.1cm" svg:height="2.8cm" svg:x="7.49cm" svg:y="4.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7" draw:layer="layout" svg:width="1.1cm" svg:height="2.8cm" svg:x="19.19cm" svg:y="4.3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2" draw:text-style-name="P15" draw:layer="layout" svg:width="9.7cm" svg:height="1.9cm" svg:x="2.89cm" svg:y="11.91cm">
          <text:p text:style-name="P15"><text:span text:style-name="T5">10.144.152.123/NOMAD_TASK</text:span></text:p>
          <draw:enhanced-geometry svg:viewBox="0 0 21600 21600" draw:type="rectangle" draw:enhanced-path="M 0 0 L 21600 0 21600 21600 0 21600 0 0 Z N"/>
        </draw:custom-shape>
        <draw:custom-shape draw:style-name="gr23" draw:text-style-name="P15" draw:layer="layout" svg:width="9.7cm" svg:height="1.9cm" svg:x="14.89cm" svg:y="11.91cm">
          <text:p text:style-name="P15"><text:span text:style-name="T2">10.144.152.124/CONSUL_SERVICE</text:span></text:p>
          <draw:enhanced-geometry svg:viewBox="0 0 21600 21600" draw:type="rectangle" draw:enhanced-path="M 0 0 L 21600 0 21600 21600 0 21600 0 0 Z N"/>
        </draw:custom-shape>
        <draw:custom-shape draw:style-name="gr21" draw:text-style-name="P17" draw:layer="layout" svg:width="1.1cm" svg:height="2.8cm" svg:x="7.49cm" svg:y="9.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17" draw:layer="layout" svg:width="1.1cm" svg:height="2.8cm" svg:x="19.29cm" svg:y="9.1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1cm" fo:margin-bottom="0.74cm" fo:margin-left="1.59cm" fo:margin-right="1.59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8T22:38:45.001311107</meta:creation-date>
    <dc:date>2021-03-08T23:32:02.241265973</dc:date>
    <meta:editing-duration>PT32M33S</meta:editing-duration>
    <meta:editing-cycles>7</meta:editing-cycles>
    <meta:generator>LibreOffice/6.4.6.2$Linux_X86_64 LibreOffice_project/40$Build-2</meta:generator>
    <meta:document-statistic meta:object-count="41"/>
  </office:meta>
</office:document-meta>
</file>